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75pt"/>
    </style:style>
    <style:style style:name="co2" style:family="table-column">
      <style:table-column-properties fo:break-before="auto" style:column-width="116.79pt"/>
    </style:style>
    <style:style style:name="co3" style:family="table-column">
      <style:table-column-properties fo:break-before="auto" style:column-width="149.19pt"/>
    </style:style>
    <style:style style:name="co4" style:family="table-column">
      <style:table-column-properties fo:break-before="auto" style:column-width="201.8pt"/>
    </style:style>
    <style:style style:name="co5" style:family="table-column">
      <style:table-column-properties fo:break-before="auto" style:column-width="67.15pt"/>
    </style:style>
    <style:style style:name="co6" style:family="table-column">
      <style:table-column-properties fo:break-before="auto" style:column-width="26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22"/>
    <style:style style:name="ce4" style:family="table-cell" style:parent-style-name="Default" style:data-style-name="N2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2"/>
  </office:automatic-styles>
  <office:body>
    <office:spreadsheet>
      <table:calculation-settings table:automatic-find-labels="false"/>
      <table:table table:name="Коефициенти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1" table:default-cell-style-name="Default"/>
        <table:table-column table:style-name="co6" table:number-columns-repeated="987" table:default-cell-style-name="Default"/>
        <table:table-row table:style-name="ro1">
          <table:table-cell office:value-type="string" calcext:value-type="string">
            <text:p>Lucky Six при сфера с 90 топки от която се теглят 35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рябва да бъдат познати поне 6 топки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Играчът избира първоначално от 6 до 10 числ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ефициентът за печалба се определя от номера под който е позната шеста топка в талон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рой цветове с 6 или повече топки от един цвят: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 calcext:value-type="string">
            <text:p>Вероятност</text:p>
          </table:table-cell>
          <table:table-cell office:value-type="float" office:value="0.388282426" calcext:value-type="float">
            <text:p>0.388282426</text:p>
          </table:table-cell>
          <table:table-cell office:value-type="float" office:value="0.46955682" calcext:value-type="float">
            <text:p>0.46955682</text:p>
          </table:table-cell>
          <table:table-cell office:value-type="float" office:value="0.132476999" calcext:value-type="float">
            <text:p>0.132476999</text:p>
          </table:table-cell>
          <table:table-cell office:value-type="float" office:value="0.00954989" calcext:value-type="float">
            <text:p>0.00954989</text:p>
          </table:table-cell>
          <table:table-cell office:value-type="float" office:value="0.000133716" calcext:value-type="float">
            <text:p>0.000133716</text:p>
          </table:table-cell>
          <table:table-cell office:value-type="float" office:value="0.000000149" calcext:value-type="float">
            <text:p>0.00000014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2.35" calcext:value-type="float">
            <text:p>2.3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RTP%</text:p>
          </table:table-cell>
          <table:table-cell table:style-name="ce6" table:formula="of:= 100 * [.G10] * [.G11]" office:value-type="float" office:value="91.24637011" calcext:value-type="float">
            <text:p>91.25</text:p>
          </table:table-cell>
          <table:table-cell table:style-name="ce6" table:formula="of:= 100 * [.H10] * [.H11]" office:value-type="float" office:value="93.911364" calcext:value-type="float">
            <text:p>93.91</text:p>
          </table:table-cell>
          <table:table-cell table:style-name="ce6" table:formula="of:= 100 * [.I10] * [.I11]" office:value-type="float" office:value="92.7338993" calcext:value-type="float">
            <text:p>92.73</text:p>
          </table:table-cell>
          <table:table-cell table:style-name="ce6" table:formula="of:= 100 * SUM([.J10:.Q10]) * [.J11]" office:value-type="float" office:value="91.9956725" calcext:value-type="float">
            <text:p>92.00</text:p>
          </table:table-cell>
          <table:table-cell table:style-name="ce6" table:number-columns-repeated="7"/>
          <table:table-cell table:number-columns-repeated="1007"/>
        </table:table-row>
        <table:table-row table:style-name="ro1">
          <table:table-cell table:number-columns-repeated="6"/>
          <table:table-cell table:style-name="ce6" table:number-columns-repeated="11"/>
          <table:table-cell table:number-columns-repeated="1007"/>
        </table:table-row>
        <table:table-row table:style-name="ro1">
          <table:table-cell office:value-type="string" calcext:value-type="string">
            <text:p>Брой цветове с 7 или повече топки от един цвят: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 calcext:value-type="string">
            <text:p>Вероятност</text:p>
          </table:table-cell>
          <table:table-cell table:formula="of:= 844121849 / 1000000000" office:value-type="float" office:value="0.844121849" calcext:value-type="float">
            <text:p>0.844121849</text:p>
          </table:table-cell>
          <table:table-cell table:formula="of:= 151064647 / 1000000000" office:value-type="float" office:value="0.151064647" calcext:value-type="float">
            <text:p>0.151064647</text:p>
          </table:table-cell>
          <table:table-cell table:formula="of:= 4790718 / 1000000000" office:value-type="float" office:value="0.004790718" calcext:value-type="float">
            <text:p>0.004790718</text:p>
          </table:table-cell>
          <table:table-cell table:formula="of:= 22779 / 1000000000" office:value-type="float" office:value="0.000022779" calcext:value-type="float">
            <text:p>0.000022779</text:p>
          </table:table-cell>
          <table:table-cell table:formula="of:= 7 / 1000000000" office:value-type="float" office:value="0.000000007" calcext:value-type="float">
            <text:p>0.000000007</text:p>
          </table:table-cell>
          <table:table-cell table:formula="of:= 0 / 1000000000" office:value-type="float" office:value="0" calcext:value-type="float">
            <text:p>0</text:p>
          </table:table-cell>
          <table:table-cell table:formula="of:= 0 / 1000000000" office:value-type="float" office:value="0" calcext:value-type="float">
            <text:p>0</text:p>
          </table:table-cell>
          <table:table-cell table:formula="of:= 0 / 1000000000" office:value-type="float" office:value="0" calcext:value-type="float">
            <text:p>0</text:p>
          </table:table-cell>
          <table:table-cell table:formula="of:= 0 / 1000000000" office:value-type="float" office:value="0" calcext:value-type="float">
            <text:p>0</text:p>
          </table:table-cell>
          <table:table-cell table:formula="of:= 0 / 1000000000" office:value-type="float" office:value="0" calcext:value-type="float">
            <text:p>0</text:p>
          </table:table-cell>
          <table:table-cell table:formula="of:= 0 / 1000000000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1.1" calcext:value-type="float">
            <text:p>1.1</text:p>
          </table:table-cell>
          <table:table-cell office:value-type="float" office:value="6.1" calcext:value-type="float">
            <text:p>6.1</text:p>
          </table:table-cell>
          <table:table-cell office:value-type="float" office:value="190.1" calcext:value-type="float">
            <text:p>190.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RTP%</text:p>
          </table:table-cell>
          <table:table-cell table:style-name="ce6" table:formula="of:= 100 * [.G15] * [.G16]" office:value-type="float" office:value="92.85340339" calcext:value-type="float">
            <text:p>92.85</text:p>
          </table:table-cell>
          <table:table-cell table:style-name="ce6" table:formula="of:= 100 * [.H15] * [.H16]" office:value-type="float" office:value="92.14943467" calcext:value-type="float">
            <text:p>92.15</text:p>
          </table:table-cell>
          <table:table-cell table:formula="of:= 100 * SUM([.I15:.Q15]) * [.I16]" office:value-type="float" office:value="91.50471104" calcext:value-type="float">
            <text:p>91.50471104</text:p>
          </table:table-cell>
          <table:table-cell table:style-name="ce6" table:number-columns-repeated="8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Брой топки за познаване</text:p>
          </table:table-cell>
          <table:table-cell table:style-name="ce1" office:value-type="string" calcext:value-type="string">
            <text:p>Залог за комбинация</text:p>
          </table:table-cell>
          <table:table-cell table:style-name="ce1" office:value-type="string" calcext:value-type="string">
            <text:p>Комбинации</text:p>
          </table:table-cell>
          <table:table-cell table:style-name="ce1" office:value-type="string" calcext:value-type="string">
            <text:p>Минимален общ залог</text:p>
          </table:table-cell>
          <table:table-cell table:style-name="ce1" office:value-type="string" calcext:value-type="string">
            <text:p>Обща вероятност за печалба</text:p>
          </table:table-cell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6</text:p>
          </table:table-cell>
          <table:table-cell table:style-name="ce3" table:formula="of:= [.D20] / [.C20]" office:value-type="float" office:value="1" calcext:value-type="float">
            <text:p>1.00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 1 - [.G20]" office:value-type="float" office:value="0.00260780000000005" calcext:value-type="float">
            <text:p>0.0026078</text:p>
          </table:table-cell>
          <table:table-cell table:style-name="ce5" office:value-type="string" calcext:value-type="string">
            <text:p>Вероятност</text:p>
          </table:table-cell>
          <table:table-cell table:formula="of:= 9973922 / 10000000" office:value-type="float" office:value="0.9973922" calcext:value-type="float">
            <text:p>0.9973922</text:p>
          </table:table-cell>
          <table:table-cell table:formula="of:= 1 / 10000000000" office:value-type="float" office:value="0.0000000001" calcext:value-type="float">
            <text:p>1E-10</text:p>
          </table:table-cell>
          <table:table-cell table:formula="of:= 1 / 10000000000" office:value-type="float" office:value="0.0000000001" calcext:value-type="float">
            <text:p>1E-10</text:p>
          </table:table-cell>
          <table:table-cell table:formula="of:= 1 / 10000000000" office:value-type="float" office:value="0.0000000001" calcext:value-type="float">
            <text:p>1E-10</text:p>
          </table:table-cell>
          <table:table-cell table:formula="of:= 2 / 10000000" office:value-type="float" office:value="0.0000002" calcext:value-type="float">
            <text:p>0.0000002</text:p>
          </table:table-cell>
          <table:table-cell table:formula="of:= 1 / 10000000" office:value-type="float" office:value="0.0000001" calcext:value-type="float">
            <text:p>0.0000001</text:p>
          </table:table-cell>
          <table:table-cell table:formula="of:= 4 / 10000000" office:value-type="float" office:value="0.0000004" calcext:value-type="float">
            <text:p>0.0000004</text:p>
          </table:table-cell>
          <table:table-cell table:formula="of:= 11 / 10000000" office:value-type="float" office:value="0.0000011" calcext:value-type="float">
            <text:p>0.0000011</text:p>
          </table:table-cell>
          <table:table-cell table:formula="of:= 17 / 10000000" office:value-type="float" office:value="0.0000017" calcext:value-type="float">
            <text:p>0.0000017</text:p>
          </table:table-cell>
          <table:table-cell table:formula="of:= 11 / 10000000" office:value-type="float" office:value="0.0000011" calcext:value-type="float">
            <text:p>0.0000011</text:p>
          </table:table-cell>
          <table:table-cell table:formula="of:= 40 / 10000000" office:value-type="float" office:value="0.000004" calcext:value-type="float">
            <text:p>0.000004</text:p>
          </table:table-cell>
          <table:table-cell table:formula="of:= 42 / 10000000" office:value-type="float" office:value="0.0000042" calcext:value-type="float">
            <text:p>0.0000042</text:p>
          </table:table-cell>
          <table:table-cell table:formula="of:= 88 / 10000000" office:value-type="float" office:value="0.0000088" calcext:value-type="float">
            <text:p>0.0000088</text:p>
          </table:table-cell>
          <table:table-cell table:formula="of:= 102 / 10000000" office:value-type="float" office:value="0.0000102" calcext:value-type="float">
            <text:p>0.0000102</text:p>
          </table:table-cell>
          <table:table-cell table:formula="of:= 137 / 10000000" office:value-type="float" office:value="0.0000137" calcext:value-type="float">
            <text:p>0.0000137</text:p>
          </table:table-cell>
          <table:table-cell table:formula="of:= 215 / 10000000" office:value-type="float" office:value="0.0000215" calcext:value-type="float">
            <text:p>0.0000215</text:p>
          </table:table-cell>
          <table:table-cell table:formula="of:= 258 / 10000000" office:value-type="float" office:value="0.0000258" calcext:value-type="float">
            <text:p>0.0000258</text:p>
          </table:table-cell>
          <table:table-cell table:formula="of:= 316 / 10000000" office:value-type="float" office:value="0.0000316" calcext:value-type="float">
            <text:p>0.0000316</text:p>
          </table:table-cell>
          <table:table-cell table:formula="of:= 432 / 10000000" office:value-type="float" office:value="0.0000432" calcext:value-type="float">
            <text:p>0.0000432</text:p>
          </table:table-cell>
          <table:table-cell table:formula="of:= 520 / 10000000" office:value-type="float" office:value="0.000052" calcext:value-type="float">
            <text:p>0.000052</text:p>
          </table:table-cell>
          <table:table-cell table:formula="of:= 695 / 10000000" office:value-type="float" office:value="0.0000695" calcext:value-type="float">
            <text:p>0.0000695</text:p>
          </table:table-cell>
          <table:table-cell table:formula="of:= 878 / 10000000" office:value-type="float" office:value="0.0000878" calcext:value-type="float">
            <text:p>0.0000878</text:p>
          </table:table-cell>
          <table:table-cell table:formula="of:= 1055 / 10000000" office:value-type="float" office:value="0.0001055" calcext:value-type="float">
            <text:p>0.0001055</text:p>
          </table:table-cell>
          <table:table-cell table:formula="of:= 1308 / 10000000" office:value-type="float" office:value="0.0001308" calcext:value-type="float">
            <text:p>0.0001308</text:p>
          </table:table-cell>
          <table:table-cell table:formula="of:= 1523 / 10000000" office:value-type="float" office:value="0.0001523" calcext:value-type="float">
            <text:p>0.0001523</text:p>
          </table:table-cell>
          <table:table-cell table:formula="of:= 1896 / 10000000" office:value-type="float" office:value="0.0001896" calcext:value-type="float">
            <text:p>0.0001896</text:p>
          </table:table-cell>
          <table:table-cell table:formula="of:= 2319 / 10000000" office:value-type="float" office:value="0.0002319" calcext:value-type="float">
            <text:p>0.0002319</text:p>
          </table:table-cell>
          <table:table-cell table:formula="of:= 2774 / 10000000" office:value-type="float" office:value="0.0002774" calcext:value-type="float">
            <text:p>0.0002774</text:p>
          </table:table-cell>
          <table:table-cell table:formula="of:= 3214 / 10000000" office:value-type="float" office:value="0.0003214" calcext:value-type="float">
            <text:p>0.0003214</text:p>
          </table:table-cell>
          <table:table-cell table:formula="of:= 3768 / 10000000" office:value-type="float" office:value="0.0003768" calcext:value-type="float">
            <text:p>0.0003768</text:p>
          </table:table-cell>
          <table:table-cell table:formula="of:= 4452 / 10000000" office:value-type="float" office:value="0.0004452" calcext:value-type="float">
            <text:p>0.0004452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7</text:p>
          </table:table-cell>
          <table:table-cell table:style-name="ce3" table:formula="of:= [.D21] / [.C21]" office:value-type="float" office:value="0.142857142857143" calcext:value-type="float">
            <text:p>0.14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 1 - [.G21]" office:value-type="float" office:value="0.0128767" calcext:value-type="float">
            <text:p>0.0128767</text:p>
          </table:table-cell>
          <table:table-cell table:style-name="ce5" office:value-type="string" calcext:value-type="string">
            <text:p>Вероятност</text:p>
          </table:table-cell>
          <table:table-cell table:formula="of:= 9871233 / 10000000" office:value-type="float" office:value="0.9871233" calcext:value-type="float">
            <text:p>0.9871233</text:p>
          </table:table-cell>
          <table:table-cell table:formula="of:= 1 / 10000000000" office:value-type="float" office:value="0.0000000001" calcext:value-type="float">
            <text:p>1E-10</text:p>
          </table:table-cell>
          <table:table-cell table:formula="of:= 1 / 10000000" office:value-type="float" office:value="0.0000001" calcext:value-type="float">
            <text:p>0.0000001</text:p>
          </table:table-cell>
          <table:table-cell table:formula="of:= 2 / 10000000" office:value-type="float" office:value="0.0000002" calcext:value-type="float">
            <text:p>0.0000002</text:p>
          </table:table-cell>
          <table:table-cell table:formula="of:= 7 / 10000000" office:value-type="float" office:value="0.0000007" calcext:value-type="float">
            <text:p>0.0000007</text:p>
          </table:table-cell>
          <table:table-cell table:formula="of:= 9 / 10000000" office:value-type="float" office:value="0.0000009" calcext:value-type="float">
            <text:p>0.0000009</text:p>
          </table:table-cell>
          <table:table-cell table:formula="of:= 29 / 10000000" office:value-type="float" office:value="0.0000029" calcext:value-type="float">
            <text:p>0.0000029</text:p>
          </table:table-cell>
          <table:table-cell table:formula="of:= 61 / 10000000" office:value-type="float" office:value="0.0000061" calcext:value-type="float">
            <text:p>0.0000061</text:p>
          </table:table-cell>
          <table:table-cell table:formula="of:= 95 / 10000000" office:value-type="float" office:value="0.0000095" calcext:value-type="float">
            <text:p>0.0000095</text:p>
          </table:table-cell>
          <table:table-cell table:formula="of:= 124 / 10000000" office:value-type="float" office:value="0.0000124" calcext:value-type="float">
            <text:p>0.0000124</text:p>
          </table:table-cell>
          <table:table-cell table:formula="of:= 214 / 10000000" office:value-type="float" office:value="0.0000214" calcext:value-type="float">
            <text:p>0.0000214</text:p>
          </table:table-cell>
          <table:table-cell table:formula="of:= 329 / 10000000" office:value-type="float" office:value="0.0000329" calcext:value-type="float">
            <text:p>0.0000329</text:p>
          </table:table-cell>
          <table:table-cell table:formula="of:= 485 / 10000000" office:value-type="float" office:value="0.0000485" calcext:value-type="float">
            <text:p>0.0000485</text:p>
          </table:table-cell>
          <table:table-cell table:formula="of:= 668 / 10000000" office:value-type="float" office:value="0.0000668" calcext:value-type="float">
            <text:p>0.0000668</text:p>
          </table:table-cell>
          <table:table-cell table:formula="of:= 971 / 10000000" office:value-type="float" office:value="0.0000971" calcext:value-type="float">
            <text:p>0.0000971</text:p>
          </table:table-cell>
          <table:table-cell table:formula="of:= 1344 / 10000000" office:value-type="float" office:value="0.0001344" calcext:value-type="float">
            <text:p>0.0001344</text:p>
          </table:table-cell>
          <table:table-cell table:formula="of:= 1647 / 10000000" office:value-type="float" office:value="0.0001647" calcext:value-type="float">
            <text:p>0.0001647</text:p>
          </table:table-cell>
          <table:table-cell table:formula="of:= 2289 / 10000000" office:value-type="float" office:value="0.0002289" calcext:value-type="float">
            <text:p>0.0002289</text:p>
          </table:table-cell>
          <table:table-cell table:formula="of:= 3113 / 10000000" office:value-type="float" office:value="0.0003113" calcext:value-type="float">
            <text:p>0.0003113</text:p>
          </table:table-cell>
          <table:table-cell table:formula="of:= 3765 / 10000000" office:value-type="float" office:value="0.0003765" calcext:value-type="float">
            <text:p>0.0003765</text:p>
          </table:table-cell>
          <table:table-cell table:formula="of:= 4857 / 10000000" office:value-type="float" office:value="0.0004857" calcext:value-type="float">
            <text:p>0.0004857</text:p>
          </table:table-cell>
          <table:table-cell table:formula="of:= 6055 / 10000000" office:value-type="float" office:value="0.0006055" calcext:value-type="float">
            <text:p>0.0006055</text:p>
          </table:table-cell>
          <table:table-cell table:formula="of:= 7656 / 10000000" office:value-type="float" office:value="0.0007656" calcext:value-type="float">
            <text:p>0.0007656</text:p>
          </table:table-cell>
          <table:table-cell table:formula="of:= 8961 / 10000000" office:value-type="float" office:value="0.0008961" calcext:value-type="float">
            <text:p>0.0008961</text:p>
          </table:table-cell>
          <table:table-cell table:formula="of:= 11053 / 10000000" office:value-type="float" office:value="0.0011053" calcext:value-type="float">
            <text:p>0.0011053</text:p>
          </table:table-cell>
          <table:table-cell table:formula="of:= 13371 / 10000000" office:value-type="float" office:value="0.0013371" calcext:value-type="float">
            <text:p>0.0013371</text:p>
          </table:table-cell>
          <table:table-cell table:formula="of:= 15729 / 10000000" office:value-type="float" office:value="0.0015729" calcext:value-type="float">
            <text:p>0.0015729</text:p>
          </table:table-cell>
          <table:table-cell table:formula="of:= 19205 / 10000000" office:value-type="float" office:value="0.0019205" calcext:value-type="float">
            <text:p>0.0019205</text:p>
          </table:table-cell>
          <table:table-cell table:formula="of:= 22693 / 10000000" office:value-type="float" office:value="0.0022693" calcext:value-type="float">
            <text:p>0.0022693</text:p>
          </table:table-cell>
          <table:table-cell table:formula="of:= 27133 / 10000000" office:value-type="float" office:value="0.0027133" calcext:value-type="float">
            <text:p>0.0027133</text:p>
          </table:table-cell>
          <table:table-cell table:formula="of:= 31285 / 10000000" office:value-type="float" office:value="0.0031285" calcext:value-type="float">
            <text:p>0.0031285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8</text:p>
          </table:table-cell>
          <table:table-cell table:style-name="ce3" table:formula="of:= [.D22] / [.C22]" office:value-type="float" office:value="0.0357142857142857" calcext:value-type="float">
            <text:p>0.035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 1 - [.G22]" office:value-type="float" office:value="0.0362767" calcext:value-type="float">
            <text:p>0.0362767</text:p>
          </table:table-cell>
          <table:table-cell table:style-name="ce5" office:value-type="string" calcext:value-type="string">
            <text:p>Вероятност</text:p>
          </table:table-cell>
          <table:table-cell table:formula="of:= 9637233 / 10000000" office:value-type="float" office:value="0.9637233" calcext:value-type="float">
            <text:p>0.9637233</text:p>
          </table:table-cell>
          <table:table-cell table:formula="of:= 1 / 10000000000" office:value-type="float" office:value="0.0000000001" calcext:value-type="float">
            <text:p>1E-10</text:p>
          </table:table-cell>
          <table:table-cell table:formula="of:= 2 / 10000000" office:value-type="float" office:value="0.0000002" calcext:value-type="float">
            <text:p>0.0000002</text:p>
          </table:table-cell>
          <table:table-cell table:formula="of:= 11 / 10000000" office:value-type="float" office:value="0.0000011" calcext:value-type="float">
            <text:p>0.0000011</text:p>
          </table:table-cell>
          <table:table-cell table:formula="of:= 28 / 10000000" office:value-type="float" office:value="0.0000028" calcext:value-type="float">
            <text:p>0.0000028</text:p>
          </table:table-cell>
          <table:table-cell table:formula="of:= 68 / 10000000" office:value-type="float" office:value="0.0000068" calcext:value-type="float">
            <text:p>0.0000068</text:p>
          </table:table-cell>
          <table:table-cell table:formula="of:= 120 / 10000000" office:value-type="float" office:value="0.000012" calcext:value-type="float">
            <text:p>0.000012</text:p>
          </table:table-cell>
          <table:table-cell table:formula="of:= 226 / 10000000" office:value-type="float" office:value="0.0000226" calcext:value-type="float">
            <text:p>0.0000226</text:p>
          </table:table-cell>
          <table:table-cell table:formula="of:= 325 / 10000000" office:value-type="float" office:value="0.0000325" calcext:value-type="float">
            <text:p>0.0000325</text:p>
          </table:table-cell>
          <table:table-cell table:formula="of:= 639 / 10000000" office:value-type="float" office:value="0.0000639" calcext:value-type="float">
            <text:p>0.0000639</text:p>
          </table:table-cell>
          <table:table-cell table:formula="of:= 941 / 10000000" office:value-type="float" office:value="0.0000941" calcext:value-type="float">
            <text:p>0.0000941</text:p>
          </table:table-cell>
          <table:table-cell table:formula="of:= 1435 / 10000000" office:value-type="float" office:value="0.0001435" calcext:value-type="float">
            <text:p>0.0001435</text:p>
          </table:table-cell>
          <table:table-cell table:formula="of:= 2045 / 10000000" office:value-type="float" office:value="0.0002045" calcext:value-type="float">
            <text:p>0.0002045</text:p>
          </table:table-cell>
          <table:table-cell table:formula="of:= 2810 / 10000000" office:value-type="float" office:value="0.000281" calcext:value-type="float">
            <text:p>0.000281</text:p>
          </table:table-cell>
          <table:table-cell table:formula="of:= 3873 / 10000000" office:value-type="float" office:value="0.0003873" calcext:value-type="float">
            <text:p>0.0003873</text:p>
          </table:table-cell>
          <table:table-cell table:formula="of:= 5144 / 10000000" office:value-type="float" office:value="0.0005144" calcext:value-type="float">
            <text:p>0.0005144</text:p>
          </table:table-cell>
          <table:table-cell table:formula="of:= 6857 / 10000000" office:value-type="float" office:value="0.0006857" calcext:value-type="float">
            <text:p>0.0006857</text:p>
          </table:table-cell>
          <table:table-cell table:formula="of:= 9308 / 10000000" office:value-type="float" office:value="0.0009308" calcext:value-type="float">
            <text:p>0.0009308</text:p>
          </table:table-cell>
          <table:table-cell table:formula="of:= 11636 / 10000000" office:value-type="float" office:value="0.0011636" calcext:value-type="float">
            <text:p>0.0011636</text:p>
          </table:table-cell>
          <table:table-cell table:formula="of:= 15053 / 10000000" office:value-type="float" office:value="0.0015053" calcext:value-type="float">
            <text:p>0.0015053</text:p>
          </table:table-cell>
          <table:table-cell table:formula="of:= 18982 / 10000000" office:value-type="float" office:value="0.0018982" calcext:value-type="float">
            <text:p>0.0018982</text:p>
          </table:table-cell>
          <table:table-cell table:formula="of:= 23367 / 10000000" office:value-type="float" office:value="0.0023367" calcext:value-type="float">
            <text:p>0.0023367</text:p>
          </table:table-cell>
          <table:table-cell table:formula="of:= 29621 / 10000000" office:value-type="float" office:value="0.0029621" calcext:value-type="float">
            <text:p>0.0029621</text:p>
          </table:table-cell>
          <table:table-cell table:formula="of:= 37022 / 10000000" office:value-type="float" office:value="0.0037022" calcext:value-type="float">
            <text:p>0.0037022</text:p>
          </table:table-cell>
          <table:table-cell table:formula="of:= 44502 / 10000000" office:value-type="float" office:value="0.0044502" calcext:value-type="float">
            <text:p>0.0044502</text:p>
          </table:table-cell>
          <table:table-cell table:formula="of:= 53177 / 10000000" office:value-type="float" office:value="0.0053177" calcext:value-type="float">
            <text:p>0.0053177</text:p>
          </table:table-cell>
          <table:table-cell table:formula="of:= 64930 / 10000000" office:value-type="float" office:value="0.006493" calcext:value-type="float">
            <text:p>0.006493</text:p>
          </table:table-cell>
          <table:table-cell table:formula="of:= 76409 / 10000000" office:value-type="float" office:value="0.0076409" calcext:value-type="float">
            <text:p>0.0076409</text:p>
          </table:table-cell>
          <table:table-cell table:formula="of:= 90525 / 10000000" office:value-type="float" office:value="0.0090525" calcext:value-type="float">
            <text:p>0.0090525</text:p>
          </table:table-cell>
          <table:table-cell table:formula="of:= 107676 / 10000000" office:value-type="float" office:value="0.0107676" calcext:value-type="float">
            <text:p>0.0107676</text:p>
          </table:table-cell>
          <table:table-cell table:formula="of:= 125665 / 10000000" office:value-type="float" office:value="0.0125665" calcext:value-type="float">
            <text:p>0.0125665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9</text:p>
          </table:table-cell>
          <table:table-cell table:style-name="ce3" table:formula="of:= [.D23] / [.C23]" office:value-type="float" office:value="0.0119047619047619" calcext:value-type="float">
            <text:p>0.0119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 1 - [.G23]" office:value-type="float" office:value="0.0764344" calcext:value-type="float">
            <text:p>0.0764344</text:p>
          </table:table-cell>
          <table:table-cell table:style-name="ce5" office:value-type="string" calcext:value-type="string">
            <text:p>Вероятност</text:p>
          </table:table-cell>
          <table:table-cell table:formula="of:= 9235656 / 10000000" office:value-type="float" office:value="0.9235656" calcext:value-type="float">
            <text:p>0.9235656</text:p>
          </table:table-cell>
          <table:table-cell table:formula="of:= 1 / 10000000" office:value-type="float" office:value="0.0000001" calcext:value-type="float">
            <text:p>0.0000001</text:p>
          </table:table-cell>
          <table:table-cell table:formula="of:= 9 / 10000000" office:value-type="float" office:value="0.0000009" calcext:value-type="float">
            <text:p>0.0000009</text:p>
          </table:table-cell>
          <table:table-cell table:formula="of:= 37 / 10000000" office:value-type="float" office:value="0.0000037" calcext:value-type="float">
            <text:p>0.0000037</text:p>
          </table:table-cell>
          <table:table-cell table:formula="of:= 91 / 10000000" office:value-type="float" office:value="0.0000091" calcext:value-type="float">
            <text:p>0.0000091</text:p>
          </table:table-cell>
          <table:table-cell table:formula="of:= 188 / 10000000" office:value-type="float" office:value="0.0000188" calcext:value-type="float">
            <text:p>0.0000188</text:p>
          </table:table-cell>
          <table:table-cell table:formula="of:= 336 / 10000000" office:value-type="float" office:value="0.0000336" calcext:value-type="float">
            <text:p>0.0000336</text:p>
          </table:table-cell>
          <table:table-cell table:formula="of:= 606 / 10000000" office:value-type="float" office:value="0.0000606" calcext:value-type="float">
            <text:p>0.0000606</text:p>
          </table:table-cell>
          <table:table-cell table:formula="of:= 1157 / 10000000" office:value-type="float" office:value="0.0001157" calcext:value-type="float">
            <text:p>0.0001157</text:p>
          </table:table-cell>
          <table:table-cell table:formula="of:= 1700 / 10000000" office:value-type="float" office:value="0.00017" calcext:value-type="float">
            <text:p>0.00017</text:p>
          </table:table-cell>
          <table:table-cell table:formula="of:= 2795 / 10000000" office:value-type="float" office:value="0.0002795" calcext:value-type="float">
            <text:p>0.0002795</text:p>
          </table:table-cell>
          <table:table-cell table:formula="of:= 4091 / 10000000" office:value-type="float" office:value="0.0004091" calcext:value-type="float">
            <text:p>0.0004091</text:p>
          </table:table-cell>
          <table:table-cell table:formula="of:= 6015 / 10000000" office:value-type="float" office:value="0.0006015" calcext:value-type="float">
            <text:p>0.0006015</text:p>
          </table:table-cell>
          <table:table-cell table:formula="of:= 8177 / 10000000" office:value-type="float" office:value="0.0008177" calcext:value-type="float">
            <text:p>0.0008177</text:p>
          </table:table-cell>
          <table:table-cell table:formula="of:= 11494 / 10000000" office:value-type="float" office:value="0.0011494" calcext:value-type="float">
            <text:p>0.0011494</text:p>
          </table:table-cell>
          <table:table-cell table:formula="of:= 15649 / 10000000" office:value-type="float" office:value="0.0015649" calcext:value-type="float">
            <text:p>0.0015649</text:p>
          </table:table-cell>
          <table:table-cell table:formula="of:= 21230 / 10000000" office:value-type="float" office:value="0.002123" calcext:value-type="float">
            <text:p>0.002123</text:p>
          </table:table-cell>
          <table:table-cell table:formula="of:= 27689 / 10000000" office:value-type="float" office:value="0.0027689" calcext:value-type="float">
            <text:p>0.0027689</text:p>
          </table:table-cell>
          <table:table-cell table:formula="of:= 35268 / 10000000" office:value-type="float" office:value="0.0035268" calcext:value-type="float">
            <text:p>0.0035268</text:p>
          </table:table-cell>
          <table:table-cell table:formula="of:= 45083 / 10000000" office:value-type="float" office:value="0.0045083" calcext:value-type="float">
            <text:p>0.0045083</text:p>
          </table:table-cell>
          <table:table-cell table:formula="of:= 58276 / 10000000" office:value-type="float" office:value="0.0058276" calcext:value-type="float">
            <text:p>0.0058276</text:p>
          </table:table-cell>
          <table:table-cell table:formula="of:= 72983 / 10000000" office:value-type="float" office:value="0.0072983" calcext:value-type="float">
            <text:p>0.0072983</text:p>
          </table:table-cell>
          <table:table-cell table:formula="of:= 88102 / 10000000" office:value-type="float" office:value="0.0088102" calcext:value-type="float">
            <text:p>0.0088102</text:p>
          </table:table-cell>
          <table:table-cell table:formula="of:= 108050 / 10000000" office:value-type="float" office:value="0.010805" calcext:value-type="float">
            <text:p>0.010805</text:p>
          </table:table-cell>
          <table:table-cell table:formula="of:= 133565 / 10000000" office:value-type="float" office:value="0.0133565" calcext:value-type="float">
            <text:p>0.0133565</text:p>
          </table:table-cell>
          <table:table-cell table:formula="of:= 159987 / 10000000" office:value-type="float" office:value="0.0159987" calcext:value-type="float">
            <text:p>0.0159987</text:p>
          </table:table-cell>
          <table:table-cell table:formula="of:= 191884 / 10000000" office:value-type="float" office:value="0.0191884" calcext:value-type="float">
            <text:p>0.0191884</text:p>
          </table:table-cell>
          <table:table-cell table:formula="of:= 230590 / 10000000" office:value-type="float" office:value="0.023059" calcext:value-type="float">
            <text:p>0.023059</text:p>
          </table:table-cell>
          <table:table-cell table:formula="of:= 269565 / 10000000" office:value-type="float" office:value="0.0269565" calcext:value-type="float">
            <text:p>0.0269565</text:p>
          </table:table-cell>
          <table:table-cell table:formula="of:= 320007 / 10000000" office:value-type="float" office:value="0.0320007" calcext:value-type="float">
            <text:p>0.0320007</text:p>
          </table:table-cell>
          <table:table-cell table:formula="of:= 375234 / 10000000" office:value-type="float" office:value="0.0375234" calcext:value-type="float">
            <text:p>0.0375234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10</text:p>
          </table:table-cell>
          <table:table-cell table:style-name="ce3" table:formula="of:= [.D24] / [.C24]" office:value-type="float" office:value="0.00476190476190476" calcext:value-type="float">
            <text:p>0.0048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formula="of:= 1 - [.G24]" office:value-type="float" office:value="0.1343295" calcext:value-type="float">
            <text:p>0.1343295</text:p>
          </table:table-cell>
          <table:table-cell table:style-name="ce5" office:value-type="string" calcext:value-type="string">
            <text:p>Вероятност</text:p>
          </table:table-cell>
          <table:table-cell table:formula="of:= 8656705 / 10000000" office:value-type="float" office:value="0.8656705" calcext:value-type="float">
            <text:p>0.8656705</text:p>
          </table:table-cell>
          <table:table-cell table:formula="of:= 2 / 10000000" office:value-type="float" office:value="0.0000002" calcext:value-type="float">
            <text:p>0.0000002</text:p>
          </table:table-cell>
          <table:table-cell table:formula="of:= 21 / 10000000" office:value-type="float" office:value="0.0000021" calcext:value-type="float">
            <text:p>0.0000021</text:p>
          </table:table-cell>
          <table:table-cell table:formula="of:= 74 / 10000000" office:value-type="float" office:value="0.0000074" calcext:value-type="float">
            <text:p>0.0000074</text:p>
          </table:table-cell>
          <table:table-cell table:formula="of:= 190 / 10000000" office:value-type="float" office:value="0.000019" calcext:value-type="float">
            <text:p>0.000019</text:p>
          </table:table-cell>
          <table:table-cell table:formula="of:= 460 / 10000000" office:value-type="float" office:value="0.000046" calcext:value-type="float">
            <text:p>0.000046</text:p>
          </table:table-cell>
          <table:table-cell table:formula="of:= 862 / 10000000" office:value-type="float" office:value="0.0000862" calcext:value-type="float">
            <text:p>0.0000862</text:p>
          </table:table-cell>
          <table:table-cell table:formula="of:= 1532 / 10000000" office:value-type="float" office:value="0.0001532" calcext:value-type="float">
            <text:p>0.0001532</text:p>
          </table:table-cell>
          <table:table-cell table:formula="of:= 2732 / 10000000" office:value-type="float" office:value="0.0002732" calcext:value-type="float">
            <text:p>0.0002732</text:p>
          </table:table-cell>
          <table:table-cell table:formula="of:= 4513 / 10000000" office:value-type="float" office:value="0.0004513" calcext:value-type="float">
            <text:p>0.0004513</text:p>
          </table:table-cell>
          <table:table-cell table:formula="of:= 6749 / 10000000" office:value-type="float" office:value="0.0006749" calcext:value-type="float">
            <text:p>0.0006749</text:p>
          </table:table-cell>
          <table:table-cell table:formula="of:= 10214 / 10000000" office:value-type="float" office:value="0.0010214" calcext:value-type="float">
            <text:p>0.0010214</text:p>
          </table:table-cell>
          <table:table-cell table:formula="of:= 14785 / 10000000" office:value-type="float" office:value="0.0014785" calcext:value-type="float">
            <text:p>0.0014785</text:p>
          </table:table-cell>
          <table:table-cell table:formula="of:= 21370 / 10000000" office:value-type="float" office:value="0.002137" calcext:value-type="float">
            <text:p>0.002137</text:p>
          </table:table-cell>
          <table:table-cell table:formula="of:= 28571 / 10000000" office:value-type="float" office:value="0.0028571" calcext:value-type="float">
            <text:p>0.0028571</text:p>
          </table:table-cell>
          <table:table-cell table:formula="of:= 39227 / 10000000" office:value-type="float" office:value="0.0039227" calcext:value-type="float">
            <text:p>0.0039227</text:p>
          </table:table-cell>
          <table:table-cell table:formula="of:= 51104 / 10000000" office:value-type="float" office:value="0.0051104" calcext:value-type="float">
            <text:p>0.0051104</text:p>
          </table:table-cell>
          <table:table-cell table:formula="of:= 69452 / 10000000" office:value-type="float" office:value="0.0069452" calcext:value-type="float">
            <text:p>0.0069452</text:p>
          </table:table-cell>
          <table:table-cell table:formula="of:= 87223 / 10000000" office:value-type="float" office:value="0.0087223" calcext:value-type="float">
            <text:p>0.0087223</text:p>
          </table:table-cell>
          <table:table-cell table:formula="of:= 112721 / 10000000" office:value-type="float" office:value="0.0112721" calcext:value-type="float">
            <text:p>0.0112721</text:p>
          </table:table-cell>
          <table:table-cell table:formula="of:= 144904 / 10000000" office:value-type="float" office:value="0.0144904" calcext:value-type="float">
            <text:p>0.0144904</text:p>
          </table:table-cell>
          <table:table-cell table:formula="of:= 181293 / 10000000" office:value-type="float" office:value="0.0181293" calcext:value-type="float">
            <text:p>0.0181293</text:p>
          </table:table-cell>
          <table:table-cell table:formula="of:= 220720 / 10000000" office:value-type="float" office:value="0.022072" calcext:value-type="float">
            <text:p>0.022072</text:p>
          </table:table-cell>
          <table:table-cell table:formula="of:= 276595 / 10000000" office:value-type="float" office:value="0.0276595" calcext:value-type="float">
            <text:p>0.0276595</text:p>
          </table:table-cell>
          <table:table-cell table:formula="of:= 333721 / 10000000" office:value-type="float" office:value="0.0333721" calcext:value-type="float">
            <text:p>0.0333721</text:p>
          </table:table-cell>
          <table:table-cell table:formula="of:= 403518 / 10000000" office:value-type="float" office:value="0.0403518" calcext:value-type="float">
            <text:p>0.0403518</text:p>
          </table:table-cell>
          <table:table-cell table:formula="of:= 479881 / 10000000" office:value-type="float" office:value="0.0479881" calcext:value-type="float">
            <text:p>0.0479881</text:p>
          </table:table-cell>
          <table:table-cell table:formula="of:= 571031 / 10000000" office:value-type="float" office:value="0.0571031" calcext:value-type="float">
            <text:p>0.0571031</text:p>
          </table:table-cell>
          <table:table-cell table:formula="of:= 679396 / 10000000" office:value-type="float" office:value="0.0679396" calcext:value-type="float">
            <text:p>0.0679396</text:p>
          </table:table-cell>
          <table:table-cell table:formula="of:= 801570 / 10000000" office:value-type="float" office:value="0.080157" calcext:value-type="float">
            <text:p>0.080157</text:p>
          </table:table-cell>
          <table:table-cell table:formula="of:= 937435 / 10000000" office:value-type="float" office:value="0.0937435" calcext:value-type="float">
            <text:p>0.0937435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5"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5"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5"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5"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5"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" office:value-type="string" calcext:value-type="string">
            <text:p>Общо RTP%</text:p>
          </table:table-cell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34:.AK34])" office:value-type="float" office:value="98.27073" calcext:value-type="float">
            <text:p>98.27</text:p>
          </table:table-cell>
          <table:table-cell table:style-name="ce5" office:value-type="string" calcext:value-type="string">
            <text:p>RTP%</text:p>
          </table:table-cell>
          <table:table-cell table:formula="of:= 100 * [.G20] * [.G27] / [.$C20]" office:value-type="float" office:value="0" calcext:value-type="float">
            <text:p>0</text:p>
          </table:table-cell>
          <table:table-cell table:formula="of:= 100 * [.H20] * [.H27] / [.$C20]" office:value-type="float" office:value="0.001" calcext:value-type="float">
            <text:p>0.001</text:p>
          </table:table-cell>
          <table:table-cell table:formula="of:= 100 * [.I20] * [.I27] / [.$C20]" office:value-type="float" office:value="0.0009" calcext:value-type="float">
            <text:p>0.0009</text:p>
          </table:table-cell>
          <table:table-cell table:formula="of:= 100 * [.J20] * [.J27] / [.$C20]" office:value-type="float" office:value="0.0008" calcext:value-type="float">
            <text:p>0.0008</text:p>
          </table:table-cell>
          <table:table-cell table:formula="of:= 100 * [.K20] * [.K27] / [.$C20]" office:value-type="float" office:value="1.4" calcext:value-type="float">
            <text:p>1.4</text:p>
          </table:table-cell>
          <table:table-cell table:formula="of:= 100 * [.L20] * [.L27] / [.$C20]" office:value-type="float" office:value="0.6" calcext:value-type="float">
            <text:p>0.6</text:p>
          </table:table-cell>
          <table:table-cell table:formula="of:= 100 * [.M20] * [.M27] / [.$C20]" office:value-type="float" office:value="2" calcext:value-type="float">
            <text:p>2</text:p>
          </table:table-cell>
          <table:table-cell table:formula="of:= 100 * [.N20] * [.N27] / [.$C20]" office:value-type="float" office:value="4.4" calcext:value-type="float">
            <text:p>4.4</text:p>
          </table:table-cell>
          <table:table-cell table:formula="of:= 100 * [.O20] * [.O27] / [.$C20]" office:value-type="float" office:value="5.1" calcext:value-type="float">
            <text:p>5.1</text:p>
          </table:table-cell>
          <table:table-cell table:formula="of:= 100 * [.P20] * [.P27] / [.$C20]" office:value-type="float" office:value="2.2" calcext:value-type="float">
            <text:p>2.2</text:p>
          </table:table-cell>
          <table:table-cell table:formula="of:= 100 * [.Q20] * [.Q27] / [.$C20]" office:value-type="float" office:value="4" calcext:value-type="float">
            <text:p>4</text:p>
          </table:table-cell>
          <table:table-cell table:formula="of:= 100 * [.R20] * [.R27] / [.$C20]" office:value-type="float" office:value="3.78" calcext:value-type="float">
            <text:p>3.78</text:p>
          </table:table-cell>
          <table:table-cell table:formula="of:= 100 * [.S20] * [.S27] / [.$C20]" office:value-type="float" office:value="7.04" calcext:value-type="float">
            <text:p>7.04</text:p>
          </table:table-cell>
          <table:table-cell table:formula="of:= 100 * [.T20] * [.T27] / [.$C20]" office:value-type="float" office:value="7.14" calcext:value-type="float">
            <text:p>7.14</text:p>
          </table:table-cell>
          <table:table-cell table:formula="of:= 100 * [.U20] * [.U27] / [.$C20]" office:value-type="float" office:value="8.22" calcext:value-type="float">
            <text:p>8.22</text:p>
          </table:table-cell>
          <table:table-cell table:formula="of:= 100 * [.V20] * [.V27] / [.$C20]" office:value-type="float" office:value="10.75" calcext:value-type="float">
            <text:p>10.75</text:p>
          </table:table-cell>
          <table:table-cell table:formula="of:= 100 * [.W20] * [.W27] / [.$C20]" office:value-type="float" office:value="10.32" calcext:value-type="float">
            <text:p>10.32</text:p>
          </table:table-cell>
          <table:table-cell table:formula="of:= 100 * [.X20] * [.X27] / [.$C20]" office:value-type="float" office:value="9.48" calcext:value-type="float">
            <text:p>9.48</text:p>
          </table:table-cell>
          <table:table-cell table:formula="of:= 100 * [.Y20] * [.Y27] / [.$C20]" office:value-type="float" office:value="8.64" calcext:value-type="float">
            <text:p>8.64</text:p>
          </table:table-cell>
          <table:table-cell table:formula="of:= 100 * [.Z20] * [.Z27] / [.$C20]" office:value-type="float" office:value="5.2" calcext:value-type="float">
            <text:p>5.2</text:p>
          </table:table-cell>
          <table:table-cell table:formula="of:= 100 * [.AA20] * [.AA27] / [.$C20]" office:value-type="float" office:value="3.475" calcext:value-type="float">
            <text:p>3.475</text:p>
          </table:table-cell>
          <table:table-cell table:formula="of:= 100 * [.AB20] * [.AB27] / [.$C20]" office:value-type="float" office:value="0.878" calcext:value-type="float">
            <text:p>0.878</text:p>
          </table:table-cell>
          <table:table-cell table:formula="of:= 100 * [.AC20] * [.AC27] / [.$C20]" office:value-type="float" office:value="0.79125" calcext:value-type="float">
            <text:p>0.79125</text:p>
          </table:table-cell>
          <table:table-cell table:formula="of:= 100 * [.AD20] * [.AD27] / [.$C20]" office:value-type="float" office:value="0.654" calcext:value-type="float">
            <text:p>0.654</text:p>
          </table:table-cell>
          <table:table-cell table:formula="of:= 100 * [.AE20] * [.AE27] / [.$C20]" office:value-type="float" office:value="0.6092" calcext:value-type="float">
            <text:p>0.6092</text:p>
          </table:table-cell>
          <table:table-cell table:formula="of:= 100 * [.AF20] * [.AF27] / [.$C20]" office:value-type="float" office:value="0.5688" calcext:value-type="float">
            <text:p>0.5688</text:p>
          </table:table-cell>
          <table:table-cell table:formula="of:= 100 * [.AG20] * [.AG27] / [.$C20]" office:value-type="float" office:value="0.4638" calcext:value-type="float">
            <text:p>0.4638</text:p>
          </table:table-cell>
          <table:table-cell table:formula="of:= 100 * [.AH20] * [.AH27] / [.$C20]" office:value-type="float" office:value="0.2774" calcext:value-type="float">
            <text:p>0.2774</text:p>
          </table:table-cell>
          <table:table-cell table:formula="of:= 100 * [.AI20] * [.AI27] / [.$C20]" office:value-type="float" office:value="0.1607" calcext:value-type="float">
            <text:p>0.1607</text:p>
          </table:table-cell>
          <table:table-cell table:formula="of:= 100 * [.AJ20] * [.AJ27] / [.$C20]" office:value-type="float" office:value="0.07536" calcext:value-type="float">
            <text:p>0.07536</text:p>
          </table:table-cell>
          <table:table-cell table:formula="of:= 100 * [.AK20] * [.AK27] / [.$C20]" office:value-type="float" office:value="0.04452" calcext:value-type="float">
            <text:p>0.04452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35:.AK35])" office:value-type="float" office:value="93.9346371428572" calcext:value-type="float">
            <text:p>93.93</text:p>
          </table:table-cell>
          <table:table-cell table:style-name="ce5" office:value-type="string" calcext:value-type="string">
            <text:p>RTP%</text:p>
          </table:table-cell>
          <table:table-cell table:formula="of:= 100 * [.G21] * [.G28] / [.$C21]" office:value-type="float" office:value="0" calcext:value-type="float">
            <text:p>0</text:p>
          </table:table-cell>
          <table:table-cell table:formula="of:= 100 * [.H21] * [.H28] / [.$C21]" office:value-type="float" office:value="0.000142857142857143" calcext:value-type="float">
            <text:p>0.0001428571</text:p>
          </table:table-cell>
          <table:table-cell table:formula="of:= 100 * [.I21] * [.I28] / [.$C21]" office:value-type="float" office:value="0.128571428571429" calcext:value-type="float">
            <text:p>0.1285714286</text:p>
          </table:table-cell>
          <table:table-cell table:formula="of:= 100 * [.J21] * [.J28] / [.$C21]" office:value-type="float" office:value="0.228571428571429" calcext:value-type="float">
            <text:p>0.2285714286</text:p>
          </table:table-cell>
          <table:table-cell table:formula="of:= 100 * [.K21] * [.K28] / [.$C21]" office:value-type="float" office:value="0.7" calcext:value-type="float">
            <text:p>0.7</text:p>
          </table:table-cell>
          <table:table-cell table:formula="of:= 100 * [.L21] * [.L28] / [.$C21]" office:value-type="float" office:value="0.771428571428571" calcext:value-type="float">
            <text:p>0.7714285714</text:p>
          </table:table-cell>
          <table:table-cell table:formula="of:= 100 * [.M21] * [.M28] / [.$C21]" office:value-type="float" office:value="2.07142857142857" calcext:value-type="float">
            <text:p>2.0714285714</text:p>
          </table:table-cell>
          <table:table-cell table:formula="of:= 100 * [.N21] * [.N28] / [.$C21]" office:value-type="float" office:value="3.48571428571429" calcext:value-type="float">
            <text:p>3.4857142857</text:p>
          </table:table-cell>
          <table:table-cell table:formula="of:= 100 * [.O21] * [.O28] / [.$C21]" office:value-type="float" office:value="4.07142857142857" calcext:value-type="float">
            <text:p>4.0714285714</text:p>
          </table:table-cell>
          <table:table-cell table:formula="of:= 100 * [.P21] * [.P28] / [.$C21]" office:value-type="float" office:value="3.54285714285714" calcext:value-type="float">
            <text:p>3.5428571429</text:p>
          </table:table-cell>
          <table:table-cell table:formula="of:= 100 * [.Q21] * [.Q28] / [.$C21]" office:value-type="float" office:value="3.05714285714286" calcext:value-type="float">
            <text:p>3.0571428571</text:p>
          </table:table-cell>
          <table:table-cell table:formula="of:= 100 * [.R21] * [.R28] / [.$C21]" office:value-type="float" office:value="4.23" calcext:value-type="float">
            <text:p>4.23</text:p>
          </table:table-cell>
          <table:table-cell table:formula="of:= 100 * [.S21] * [.S28] / [.$C21]" office:value-type="float" office:value="5.54285714285714" calcext:value-type="float">
            <text:p>5.5428571429</text:p>
          </table:table-cell>
          <table:table-cell table:formula="of:= 100 * [.T21] * [.T28] / [.$C21]" office:value-type="float" office:value="6.68" calcext:value-type="float">
            <text:p>6.68</text:p>
          </table:table-cell>
          <table:table-cell table:formula="of:= 100 * [.U21] * [.U28] / [.$C21]" office:value-type="float" office:value="8.32285714285714" calcext:value-type="float">
            <text:p>8.3228571429</text:p>
          </table:table-cell>
          <table:table-cell table:formula="of:= 100 * [.V21] * [.V28] / [.$C21]" office:value-type="float" office:value="9.6" calcext:value-type="float">
            <text:p>9.6</text:p>
          </table:table-cell>
          <table:table-cell table:formula="of:= 100 * [.W21] * [.W28] / [.$C21]" office:value-type="float" office:value="9.41142857142857" calcext:value-type="float">
            <text:p>9.4114285714</text:p>
          </table:table-cell>
          <table:table-cell table:formula="of:= 100 * [.X21] * [.X28] / [.$C21]" office:value-type="float" office:value="9.81" calcext:value-type="float">
            <text:p>9.81</text:p>
          </table:table-cell>
          <table:table-cell table:formula="of:= 100 * [.Y21] * [.Y28] / [.$C21]" office:value-type="float" office:value="8.89428571428571" calcext:value-type="float">
            <text:p>8.8942857143</text:p>
          </table:table-cell>
          <table:table-cell table:formula="of:= 100 * [.Z21] * [.Z28] / [.$C21]" office:value-type="float" office:value="5.37857142857143" calcext:value-type="float">
            <text:p>5.3785714286</text:p>
          </table:table-cell>
          <table:table-cell table:formula="of:= 100 * [.AA21] * [.AA28] / [.$C21]" office:value-type="float" office:value="3.46928571428571" calcext:value-type="float">
            <text:p>3.4692857143</text:p>
          </table:table-cell>
          <table:table-cell table:formula="of:= 100 * [.AB21] * [.AB28] / [.$C21]" office:value-type="float" office:value="0.865" calcext:value-type="float">
            <text:p>0.865</text:p>
          </table:table-cell>
          <table:table-cell table:formula="of:= 100 * [.AC21] * [.AC28] / [.$C21]" office:value-type="float" office:value="0.820285714285714" calcext:value-type="float">
            <text:p>0.8202857143</text:p>
          </table:table-cell>
          <table:table-cell table:formula="of:= 100 * [.AD21] * [.AD28] / [.$C21]" office:value-type="float" office:value="0.640071428571429" calcext:value-type="float">
            <text:p>0.6400714286</text:p>
          </table:table-cell>
          <table:table-cell table:formula="of:= 100 * [.AE21] * [.AE28] / [.$C21]" office:value-type="float" office:value="0.6316" calcext:value-type="float">
            <text:p>0.6316</text:p>
          </table:table-cell>
          <table:table-cell table:formula="of:= 100 * [.AF21] * [.AF28] / [.$C21]" office:value-type="float" office:value="0.573042857142857" calcext:value-type="float">
            <text:p>0.5730428571</text:p>
          </table:table-cell>
          <table:table-cell table:formula="of:= 100 * [.AG21] * [.AG28] / [.$C21]" office:value-type="float" office:value="0.4494" calcext:value-type="float">
            <text:p>0.4494</text:p>
          </table:table-cell>
          <table:table-cell table:formula="of:= 100 * [.AH21] * [.AH28] / [.$C21]" office:value-type="float" office:value="0.274357142857143" calcext:value-type="float">
            <text:p>0.2743571429</text:p>
          </table:table-cell>
          <table:table-cell table:formula="of:= 100 * [.AI21] * [.AI28] / [.$C21]" office:value-type="float" office:value="0.162092857142857" calcext:value-type="float">
            <text:p>0.1620928571</text:p>
          </table:table-cell>
          <table:table-cell table:formula="of:= 100 * [.AJ21] * [.AJ28] / [.$C21]" office:value-type="float" office:value="0.0775228571428571" calcext:value-type="float">
            <text:p>0.0775228571</text:p>
          </table:table-cell>
          <table:table-cell table:formula="of:= 100 * [.AK21] * [.AK28] / [.$C21]" office:value-type="float" office:value="0.0446928571428571" calcext:value-type="float">
            <text:p>0.0446928571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36:.AK36])" office:value-type="float" office:value="95.6400703571429" calcext:value-type="float">
            <text:p>95.64</text:p>
          </table:table-cell>
          <table:table-cell table:style-name="ce5" office:value-type="string" calcext:value-type="string">
            <text:p>RTP%</text:p>
          </table:table-cell>
          <table:table-cell table:formula="of:= 100 * [.G22] * [.G29] / [.$C22]" office:value-type="float" office:value="0" calcext:value-type="float">
            <text:p>0</text:p>
          </table:table-cell>
          <table:table-cell table:formula="of:= 100 * [.H22] * [.H29] / [.$C22]" office:value-type="float" office:value="0.0000357142857142857" calcext:value-type="float">
            <text:p>3.57142857142857E-05</text:p>
          </table:table-cell>
          <table:table-cell table:formula="of:= 100 * [.I22] * [.I29] / [.$C22]" office:value-type="float" office:value="0.0642857142857143" calcext:value-type="float">
            <text:p>0.0642857143</text:p>
          </table:table-cell>
          <table:table-cell table:formula="of:= 100 * [.J22] * [.J29] / [.$C22]" office:value-type="float" office:value="0.314285714285714" calcext:value-type="float">
            <text:p>0.3142857143</text:p>
          </table:table-cell>
          <table:table-cell table:formula="of:= 100 * [.K22] * [.K29] / [.$C22]" office:value-type="float" office:value="0.7" calcext:value-type="float">
            <text:p>0.7</text:p>
          </table:table-cell>
          <table:table-cell table:formula="of:= 100 * [.L22] * [.L29] / [.$C22]" office:value-type="float" office:value="1.45714285714286" calcext:value-type="float">
            <text:p>1.4571428571</text:p>
          </table:table-cell>
          <table:table-cell table:formula="of:= 100 * [.M22] * [.M29] / [.$C22]" office:value-type="float" office:value="2.14285714285714" calcext:value-type="float">
            <text:p>2.1428571429</text:p>
          </table:table-cell>
          <table:table-cell table:formula="of:= 100 * [.N22] * [.N29] / [.$C22]" office:value-type="float" office:value="3.22857142857143" calcext:value-type="float">
            <text:p>3.2285714286</text:p>
          </table:table-cell>
          <table:table-cell table:formula="of:= 100 * [.O22] * [.O29] / [.$C22]" office:value-type="float" office:value="3.48214285714286" calcext:value-type="float">
            <text:p>3.4821428571</text:p>
          </table:table-cell>
          <table:table-cell table:formula="of:= 100 * [.P22] * [.P29] / [.$C22]" office:value-type="float" office:value="4.56428571428571" calcext:value-type="float">
            <text:p>4.5642857143</text:p>
          </table:table-cell>
          <table:table-cell table:formula="of:= 100 * [.Q22] * [.Q29] / [.$C22]" office:value-type="float" office:value="3.36071428571429" calcext:value-type="float">
            <text:p>3.3607142857</text:p>
          </table:table-cell>
          <table:table-cell table:formula="of:= 100 * [.R22] * [.R29] / [.$C22]" office:value-type="float" office:value="4.6125" calcext:value-type="float">
            <text:p>4.6125</text:p>
          </table:table-cell>
          <table:table-cell table:formula="of:= 100 * [.S22] * [.S29] / [.$C22]" office:value-type="float" office:value="5.84285714285714" calcext:value-type="float">
            <text:p>5.8428571429</text:p>
          </table:table-cell>
          <table:table-cell table:formula="of:= 100 * [.T22] * [.T29] / [.$C22]" office:value-type="float" office:value="7.025" calcext:value-type="float">
            <text:p>7.025</text:p>
          </table:table-cell>
          <table:table-cell table:formula="of:= 100 * [.U22] * [.U29] / [.$C22]" office:value-type="float" office:value="8.29928571428571" calcext:value-type="float">
            <text:p>8.2992857143</text:p>
          </table:table-cell>
          <table:table-cell table:formula="of:= 100 * [.V22] * [.V29] / [.$C22]" office:value-type="float" office:value="9.18571428571429" calcext:value-type="float">
            <text:p>9.1857142857</text:p>
          </table:table-cell>
          <table:table-cell table:formula="of:= 100 * [.W22] * [.W29] / [.$C22]" office:value-type="float" office:value="9.79571428571429" calcext:value-type="float">
            <text:p>9.7957142857</text:p>
          </table:table-cell>
          <table:table-cell table:formula="of:= 100 * [.X22] * [.X29] / [.$C22]" office:value-type="float" office:value="9.97285714285714" calcext:value-type="float">
            <text:p>9.9728571429</text:p>
          </table:table-cell>
          <table:table-cell table:formula="of:= 100 * [.Y22] * [.Y29] / [.$C22]" office:value-type="float" office:value="8.31142857142857" calcext:value-type="float">
            <text:p>8.3114285714</text:p>
          </table:table-cell>
          <table:table-cell table:formula="of:= 100 * [.Z22] * [.Z29] / [.$C22]" office:value-type="float" office:value="5.37607142857143" calcext:value-type="float">
            <text:p>5.3760714286</text:p>
          </table:table-cell>
          <table:table-cell table:formula="of:= 100 * [.AA22] * [.AA29] / [.$C22]" office:value-type="float" office:value="3.38964285714286" calcext:value-type="float">
            <text:p>3.3896428571</text:p>
          </table:table-cell>
          <table:table-cell table:formula="of:= 100 * [.AB22] * [.AB29] / [.$C22]" office:value-type="float" office:value="0.834535714285714" calcext:value-type="float">
            <text:p>0.8345357143</text:p>
          </table:table-cell>
          <table:table-cell table:formula="of:= 100 * [.AC22] * [.AC29] / [.$C22]" office:value-type="float" office:value="0.793419642857143" calcext:value-type="float">
            <text:p>0.7934196429</text:p>
          </table:table-cell>
          <table:table-cell table:formula="of:= 100 * [.AD22] * [.AD29] / [.$C22]" office:value-type="float" office:value="0.661107142857143" calcext:value-type="float">
            <text:p>0.6611071429</text:p>
          </table:table-cell>
          <table:table-cell table:formula="of:= 100 * [.AE22] * [.AE29] / [.$C22]" office:value-type="float" office:value="0.635742857142857" calcext:value-type="float">
            <text:p>0.6357428571</text:p>
          </table:table-cell>
          <table:table-cell table:formula="of:= 100 * [.AF22] * [.AF29] / [.$C22]" office:value-type="float" office:value="0.569753571428571" calcext:value-type="float">
            <text:p>0.5697535714</text:p>
          </table:table-cell>
          <table:table-cell table:formula="of:= 100 * [.AG22] * [.AG29] / [.$C22]" office:value-type="float" office:value="0.463785714285714" calcext:value-type="float">
            <text:p>0.4637857143</text:p>
          </table:table-cell>
          <table:table-cell table:formula="of:= 100 * [.AH22] * [.AH29] / [.$C22]" office:value-type="float" office:value="0.272889285714286" calcext:value-type="float">
            <text:p>0.2728892857</text:p>
          </table:table-cell>
          <table:table-cell table:formula="of:= 100 * [.AI22] * [.AI29] / [.$C22]" office:value-type="float" office:value="0.161651785714286" calcext:value-type="float">
            <text:p>0.1616517857</text:p>
          </table:table-cell>
          <table:table-cell table:formula="of:= 100 * [.AJ22] * [.AJ29] / [.$C22]" office:value-type="float" office:value="0.0769114285714286" calcext:value-type="float">
            <text:p>0.0769114286</text:p>
          </table:table-cell>
          <table:table-cell table:formula="of:= 100 * [.AK22] * [.AK29] / [.$C22]" office:value-type="float" office:value="0.0448803571428571" calcext:value-type="float">
            <text:p>0.0448803571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37:.AK37])" office:value-type="float" office:value="95.1557515476191" calcext:value-type="float">
            <text:p>95.16</text:p>
          </table:table-cell>
          <table:table-cell table:style-name="ce5" office:value-type="string" calcext:value-type="string">
            <text:p>RTP%</text:p>
          </table:table-cell>
          <table:table-cell table:formula="of:= 100 * [.G23] * [.G30] / [.$C23]" office:value-type="float" office:value="0" calcext:value-type="float">
            <text:p>0</text:p>
          </table:table-cell>
          <table:table-cell table:formula="of:= 100 * [.H23] * [.H30] / [.$C23]" office:value-type="float" office:value="0.0119047619047619" calcext:value-type="float">
            <text:p>0.0119047619</text:p>
          </table:table-cell>
          <table:table-cell table:formula="of:= 100 * [.I23] * [.I30] / [.$C23]" office:value-type="float" office:value="0.0964285714285714" calcext:value-type="float">
            <text:p>0.0964285714</text:p>
          </table:table-cell>
          <table:table-cell table:formula="of:= 100 * [.J23] * [.J30] / [.$C23]" office:value-type="float" office:value="0.352380952380952" calcext:value-type="float">
            <text:p>0.3523809524</text:p>
          </table:table-cell>
          <table:table-cell table:formula="of:= 100 * [.K23] * [.K30] / [.$C23]" office:value-type="float" office:value="0.758333333333333" calcext:value-type="float">
            <text:p>0.7583333333</text:p>
          </table:table-cell>
          <table:table-cell table:formula="of:= 100 * [.L23] * [.L30] / [.$C23]" office:value-type="float" office:value="1.34285714285714" calcext:value-type="float">
            <text:p>1.3428571429</text:p>
          </table:table-cell>
          <table:table-cell table:formula="of:= 100 * [.M23] * [.M30] / [.$C23]" office:value-type="float" office:value="2" calcext:value-type="float">
            <text:p>2</text:p>
          </table:table-cell>
          <table:table-cell table:formula="of:= 100 * [.N23] * [.N30] / [.$C23]" office:value-type="float" office:value="2.88571428571429" calcext:value-type="float">
            <text:p>2.8857142857</text:p>
          </table:table-cell>
          <table:table-cell table:formula="of:= 100 * [.O23] * [.O30] / [.$C23]" office:value-type="float" office:value="4.13214285714286" calcext:value-type="float">
            <text:p>4.1321428571</text:p>
          </table:table-cell>
          <table:table-cell table:formula="of:= 100 * [.P23] * [.P30] / [.$C23]" office:value-type="float" office:value="4.04761904761905" calcext:value-type="float">
            <text:p>4.0476190476</text:p>
          </table:table-cell>
          <table:table-cell table:formula="of:= 100 * [.Q23] * [.Q30] / [.$C23]" office:value-type="float" office:value="3.32738095238095" calcext:value-type="float">
            <text:p>3.3273809524</text:p>
          </table:table-cell>
          <table:table-cell table:formula="of:= 100 * [.R23] * [.R30] / [.$C23]" office:value-type="float" office:value="4.38321428571429" calcext:value-type="float">
            <text:p>4.3832142857</text:p>
          </table:table-cell>
          <table:table-cell table:formula="of:= 100 * [.S23] * [.S30] / [.$C23]" office:value-type="float" office:value="5.72857142857143" calcext:value-type="float">
            <text:p>5.7285714286</text:p>
          </table:table-cell>
          <table:table-cell table:formula="of:= 100 * [.T23] * [.T30] / [.$C23]" office:value-type="float" office:value="6.81416666666667" calcext:value-type="float">
            <text:p>6.8141666667</text:p>
          </table:table-cell>
          <table:table-cell table:formula="of:= 100 * [.U23] * [.U30] / [.$C23]" office:value-type="float" office:value="8.21" calcext:value-type="float">
            <text:p>8.21</text:p>
          </table:table-cell>
          <table:table-cell table:formula="of:= 100 * [.V23] * [.V30] / [.$C23]" office:value-type="float" office:value="9.31488095238095" calcext:value-type="float">
            <text:p>9.3148809524</text:p>
          </table:table-cell>
          <table:table-cell table:formula="of:= 100 * [.W23] * [.W30] / [.$C23]" office:value-type="float" office:value="10.1095238095238" calcext:value-type="float">
            <text:p>10.1095238095</text:p>
          </table:table-cell>
          <table:table-cell table:formula="of:= 100 * [.X23] * [.X30] / [.$C23]" office:value-type="float" office:value="9.88892857142857" calcext:value-type="float">
            <text:p>9.8889285714</text:p>
          </table:table-cell>
          <table:table-cell table:formula="of:= 100 * [.Y23] * [.Y30] / [.$C23]" office:value-type="float" office:value="8.39714285714286" calcext:value-type="float">
            <text:p>8.3971428571</text:p>
          </table:table-cell>
          <table:table-cell table:formula="of:= 100 * [.Z23] * [.Z30] / [.$C23]" office:value-type="float" office:value="5.36702380952381" calcext:value-type="float">
            <text:p>5.3670238095</text:p>
          </table:table-cell>
          <table:table-cell table:formula="of:= 100 * [.AA23] * [.AA30] / [.$C23]" office:value-type="float" office:value="3.46880952380952" calcext:value-type="float">
            <text:p>3.4688095238</text:p>
          </table:table-cell>
          <table:table-cell table:formula="of:= 100 * [.AB23] * [.AB30] / [.$C23]" office:value-type="float" office:value="0.868845238095238" calcext:value-type="float">
            <text:p>0.8688452381</text:p>
          </table:table-cell>
          <table:table-cell table:formula="of:= 100 * [.AC23] * [.AC30] / [.$C23]" office:value-type="float" office:value="0.786625" calcext:value-type="float">
            <text:p>0.786625</text:p>
          </table:table-cell>
          <table:table-cell table:formula="of:= 100 * [.AD23] * [.AD30] / [.$C23]" office:value-type="float" office:value="0.643154761904762" calcext:value-type="float">
            <text:p>0.6431547619</text:p>
          </table:table-cell>
          <table:table-cell table:formula="of:= 100 * [.AE23] * [.AE30] / [.$C23]" office:value-type="float" office:value="0.63602380952381" calcext:value-type="float">
            <text:p>0.6360238095</text:p>
          </table:table-cell>
          <table:table-cell table:formula="of:= 100 * [.AF23] * [.AF30] / [.$C23]" office:value-type="float" office:value="0.571382142857143" calcext:value-type="float">
            <text:p>0.5713821429</text:p>
          </table:table-cell>
          <table:table-cell table:formula="of:= 100 * [.AG23] * [.AG30] / [.$C23]" office:value-type="float" office:value="0.456866666666667" calcext:value-type="float">
            <text:p>0.4568666667</text:p>
          </table:table-cell>
          <table:table-cell table:formula="of:= 100 * [.AH23] * [.AH30] / [.$C23]" office:value-type="float" office:value="0.274511904761905" calcext:value-type="float">
            <text:p>0.2745119048</text:p>
          </table:table-cell>
          <table:table-cell table:formula="of:= 100 * [.AI23] * [.AI30] / [.$C23]" office:value-type="float" office:value="0.160455357142857" calcext:value-type="float">
            <text:p>0.1604553571</text:p>
          </table:table-cell>
          <table:table-cell table:formula="of:= 100 * [.AJ23] * [.AJ30] / [.$C23]" office:value-type="float" office:value="0.0761921428571429" calcext:value-type="float">
            <text:p>0.0761921429</text:p>
          </table:table-cell>
          <table:table-cell table:formula="of:= 100 * [.AK23] * [.AK30] / [.$C23]" office:value-type="float" office:value="0.0446707142857143" calcext:value-type="float">
            <text:p>0.0446707143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38:.AK38])" office:value-type="float" office:value="94.6648054761905" calcext:value-type="float">
            <text:p>94.66</text:p>
          </table:table-cell>
          <table:table-cell table:style-name="ce5" office:value-type="string" calcext:value-type="string">
            <text:p>RTP%</text:p>
          </table:table-cell>
          <table:table-cell table:formula="of:= 100 * [.G24] * [.G31] / [.$C24]" office:value-type="float" office:value="0" calcext:value-type="float">
            <text:p>0</text:p>
          </table:table-cell>
          <table:table-cell table:formula="of:= 100 * [.H24] * [.H31] / [.$C24]" office:value-type="float" office:value="0.00952380952380952" calcext:value-type="float">
            <text:p>0.0095238095</text:p>
          </table:table-cell>
          <table:table-cell table:formula="of:= 100 * [.I24] * [.I31] / [.$C24]" office:value-type="float" office:value="0.09" calcext:value-type="float">
            <text:p>0.09</text:p>
          </table:table-cell>
          <table:table-cell table:formula="of:= 100 * [.J24] * [.J31] / [.$C24]" office:value-type="float" office:value="0.281904761904762" calcext:value-type="float">
            <text:p>0.2819047619</text:p>
          </table:table-cell>
          <table:table-cell table:formula="of:= 100 * [.K24] * [.K31] / [.$C24]" office:value-type="float" office:value="0.633333333333333" calcext:value-type="float">
            <text:p>0.6333333333</text:p>
          </table:table-cell>
          <table:table-cell table:formula="of:= 100 * [.L24] * [.L31] / [.$C24]" office:value-type="float" office:value="1.31428571428571" calcext:value-type="float">
            <text:p>1.3142857143</text:p>
          </table:table-cell>
          <table:table-cell table:formula="of:= 100 * [.M24] * [.M31] / [.$C24]" office:value-type="float" office:value="2.05238095238095" calcext:value-type="float">
            <text:p>2.0523809524</text:p>
          </table:table-cell>
          <table:table-cell table:formula="of:= 100 * [.N24] * [.N31] / [.$C24]" office:value-type="float" office:value="2.91809523809524" calcext:value-type="float">
            <text:p>2.9180952381</text:p>
          </table:table-cell>
          <table:table-cell table:formula="of:= 100 * [.O24] * [.O31] / [.$C24]" office:value-type="float" office:value="3.90285714285714" calcext:value-type="float">
            <text:p>3.9028571429</text:p>
          </table:table-cell>
          <table:table-cell table:formula="of:= 100 * [.P24] * [.P31] / [.$C24]" office:value-type="float" office:value="4.29809523809524" calcext:value-type="float">
            <text:p>4.2980952381</text:p>
          </table:table-cell>
          <table:table-cell table:formula="of:= 100 * [.Q24] * [.Q31] / [.$C24]" office:value-type="float" office:value="3.21380952380952" calcext:value-type="float">
            <text:p>3.2138095238</text:p>
          </table:table-cell>
          <table:table-cell table:formula="of:= 100 * [.R24] * [.R31] / [.$C24]" office:value-type="float" office:value="4.37742857142857" calcext:value-type="float">
            <text:p>4.3774285714</text:p>
          </table:table-cell>
          <table:table-cell table:formula="of:= 100 * [.S24] * [.S31] / [.$C24]" office:value-type="float" office:value="5.63238095238095" calcext:value-type="float">
            <text:p>5.6323809524</text:p>
          </table:table-cell>
          <table:table-cell table:formula="of:= 100 * [.T24] * [.T31] / [.$C24]" office:value-type="float" office:value="7.12333333333333" calcext:value-type="float">
            <text:p>7.1233333333</text:p>
          </table:table-cell>
          <table:table-cell table:formula="of:= 100 * [.U24] * [.U31] / [.$C24]" office:value-type="float" office:value="8.16314285714286" calcext:value-type="float">
            <text:p>8.1631428571</text:p>
          </table:table-cell>
          <table:table-cell table:formula="of:= 100 * [.V24] * [.V31] / [.$C24]" office:value-type="float" office:value="9.33976190476191" calcext:value-type="float">
            <text:p>9.3397619048</text:p>
          </table:table-cell>
          <table:table-cell table:formula="of:= 100 * [.W24] * [.W31] / [.$C24]" office:value-type="float" office:value="9.73409523809524" calcext:value-type="float">
            <text:p>9.7340952381</text:p>
          </table:table-cell>
          <table:table-cell table:formula="of:= 100 * [.X24] * [.X31] / [.$C24]" office:value-type="float" office:value="9.92171428571429" calcext:value-type="float">
            <text:p>9.9217142857</text:p>
          </table:table-cell>
          <table:table-cell table:formula="of:= 100 * [.Y24] * [.Y31] / [.$C24]" office:value-type="float" office:value="8.30695238095238" calcext:value-type="float">
            <text:p>8.306952381</text:p>
          </table:table-cell>
          <table:table-cell table:formula="of:= 100 * [.Z24] * [.Z31] / [.$C24]" office:value-type="float" office:value="5.36766666666667" calcext:value-type="float">
            <text:p>5.3676666667</text:p>
          </table:table-cell>
          <table:table-cell table:formula="of:= 100 * [.AA24] * [.AA31] / [.$C24]" office:value-type="float" office:value="3.45009523809524" calcext:value-type="float">
            <text:p>3.4500952381</text:p>
          </table:table-cell>
          <table:table-cell table:formula="of:= 100 * [.AB24] * [.AB31] / [.$C24]" office:value-type="float" office:value="0.8633" calcext:value-type="float">
            <text:p>0.8633</text:p>
          </table:table-cell>
          <table:table-cell table:formula="of:= 100 * [.AC24] * [.AC31] / [.$C24]" office:value-type="float" office:value="0.788285714285714" calcext:value-type="float">
            <text:p>0.7882857143</text:p>
          </table:table-cell>
          <table:table-cell table:formula="of:= 100 * [.AD24] * [.AD31] / [.$C24]" office:value-type="float" office:value="0.658559523809524" calcext:value-type="float">
            <text:p>0.6585595238</text:p>
          </table:table-cell>
          <table:table-cell table:formula="of:= 100 * [.AE24] * [.AE31] / [.$C24]" office:value-type="float" office:value="0.635659047619048" calcext:value-type="float">
            <text:p>0.6356590476</text:p>
          </table:table-cell>
          <table:table-cell table:formula="of:= 100 * [.AF24] * [.AF31] / [.$C24]" office:value-type="float" office:value="0.576454285714286" calcext:value-type="float">
            <text:p>0.5764542857</text:p>
          </table:table-cell>
          <table:table-cell table:formula="of:= 100 * [.AG24] * [.AG31] / [.$C24]" office:value-type="float" office:value="0.457029523809524" calcext:value-type="float">
            <text:p>0.4570295238</text:p>
          </table:table-cell>
          <table:table-cell table:formula="of:= 100 * [.AH24] * [.AH31] / [.$C24]" office:value-type="float" office:value="0.271919523809524" calcext:value-type="float">
            <text:p>0.2719195238</text:p>
          </table:table-cell>
          <table:table-cell table:formula="of:= 100 * [.AI24] * [.AI31] / [.$C24]" office:value-type="float" office:value="0.161760952380952" calcext:value-type="float">
            <text:p>0.1617609524</text:p>
          </table:table-cell>
          <table:table-cell table:formula="of:= 100 * [.AJ24] * [.AJ31] / [.$C24]" office:value-type="float" office:value="0.07634" calcext:value-type="float">
            <text:p>0.07634</text:p>
          </table:table-cell>
          <table:table-cell table:formula="of:= 100 * [.AK24] * [.AK31] / [.$C24]" office:value-type="float" office:value="0.0446397619047619" calcext:value-type="float">
            <text:p>0.0446397619</text:p>
          </table:table-cell>
          <table:table-cell table:number-columns-repeated="98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/00/0000</text:date>, <text:time style:data-style-name="N2" text:time-value="17:10:07.25917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2:42:42.590296163</meta:creation-date>
    <meta:generator>LibreOffice/5.1.6.2$MacOSX_X86_64 LibreOffice_project/07ac168c60a517dba0f0d7bc7540f5afa45f0909</meta:generator>
    <dc:date>2017-08-09T17:30:49.823206000</dc:date>
    <meta:editing-duration>PT7H51M2S</meta:editing-duration>
    <meta:editing-cycles>132</meta:editing-cycles>
    <meta:document-statistic meta:table-count="1" meta:cell-count="682" meta:object-count="0"/>
  </office:meta>
</office:document-meta>
</file>